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ff1ef" draw:textarea-horizontal-align="left" draw:textarea-vertical-align="top" draw:auto-grow-height="false"/>
    </style:style>
    <style:style style:name="gr2" style:family="graphic" style:parent-style-name="standard">
      <style:graphic-properties draw:fill="solid" draw:fill-color="#c0e2c5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4d5d6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2cm"/>
    </style:style>
    <style:style style:name="gr6" style:family="graphic" style:parent-style-name="standard">
      <style:graphic-properties draw:stroke="none" svg:stroke-color="#000000" draw:fill="none" draw:fill-color="#ffffff" fo:min-height="1.2cm"/>
    </style:style>
    <style:style style:name="gr7" style:family="graphic" style:parent-style-name="objectwithoutfill">
      <style:graphic-properties draw:marker-end="Arrow" draw:marker-end-width="0.3cm" draw:fill="none" draw:textarea-horizontal-align="left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7cm" svg:height="10cm" svg:x="3cm" svg:y="2cm">
          <text:p text:style-name="P1">GWT Conso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5cm" svg:height="2cm" svg:x="4cm" svg:y="3.9cm">
          <text:p text:style-name="P1">Console UI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cm" svg:height="2cm" svg:x="4cm" svg:y="7.9cm">
          <text:p text:style-name="P1">Console Ser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6.5cm" svg:x="13cm" svg:y="4.5cm">
          <text:p text:style-name="P1">Process 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cm" svg:height="2cm" svg:x="14.1cm" svg:y="8cm">
          <text:p text:style-name="P1">Process Engine</text:p>
          <text:p text:style-name="P1">Core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4.4cm" svg:height="2cm" svg:x="4.7cm" svg:y="9.5cm">
          <text:p text:style-name="P1">Integration</text:p>
          <text:p text:style-name="P1">Layer Interf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4cm" svg:height="2cm" svg:x="14.3cm" svg:y="6.2cm">
          <text:p text:style-name="P1">Integration</text:p>
          <text:p text:style-name="P1">Layer Imp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9.1cm" svg:y1="10.5cm" svg:x2="14.3cm" svg:y2="7.2cm" draw:start-shape="id1" draw:start-glue-point="1" draw:end-shape="id2" draw:end-glue-point="3" svg:d="m9100 10500h2601v-3300h2599">
          <text:p/>
        </draw:connector>
        <draw:frame draw:style-name="gr5" draw:layer="layout" svg:width="1.5cm" svg:height="1.45cm" svg:x="7cm" svg:y="13.6cm">
          <draw:text-box>
            <text:p/>
          </draw:text-box>
        </draw:frame>
        <draw:frame draw:style-name="gr6" draw:layer="layout" svg:width="5cm" svg:height="2.139cm" draw:transform="rotate (1.5707963267949) translate (9.7cm 10.1cm)">
          <draw:text-box>
            <text:p>Service</text:p>
            <text:p>Loader</text:p>
          </draw:text-box>
        </draw:frame>
        <draw:connector draw:style-name="gr7" draw:text-style-name="P1" draw:layer="layout" svg:x1="6.5cm" svg:y1="5.9cm" svg:x2="6.5cm" svg:y2="7.9cm" draw:start-shape="id3" draw:start-glue-point="2" draw:end-shape="id4" draw:end-glue-point="0" svg:d="m6500 5900v2000">
          <text:p text:style-name="P1"><text:s text:c="3"/>HTTP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4T18:30:12</meta:creation-date>
    <dc:date>2011-11-05T13:46:24</dc:date>
    <meta:editing-duration>PT43M30S</meta:editing-duration>
    <meta:editing-cycles>23</meta:editing-cycles>
    <meta:generator>LibreOffice/3.4$Unix LibreOffice_project/340m1$Build-203</meta:generator>
    <meta:document-statistic meta:object-count="11"/>
  </office:meta>
</office:document-meta>
</file>